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23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1.1cm" svg:y="4.6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6cm" svg:y="7.3cm">
          <draw:text-box>
            <text:p>minhaConta</text:p>
          </draw:text-box>
        </draw:frame>
        <draw:custom-shape draw:style-name="gr4" draw:text-style-name="P6" draw:layer="layout" svg:width="2cm" svg:height="1.1cm" svg:x="4.7cm" svg:y="7.2cm">
          <text:p text:style-name="P5">nu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1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3.5cm" svg:y="4.6cm">
          <draw:text-box>
            <text:p text:style-name="P2">Heap</text:p>
          </draw:text-box>
        </draw:frame>
        <draw:frame draw:style-name="gr6" draw:text-style-name="P4" draw:layer="layout" svg:width="2.085cm" svg:height="0.962cm" svg:x="12cm" svg:y="8.7cm">
          <draw:text-box>
            <text:p>nome</text:p>
          </draw:text-box>
        </draw:frame>
        <draw:custom-shape draw:style-name="gr4" draw:text-style-name="P6" draw:layer="layout" svg:width="2.6cm" svg:height="1.1cm" svg:x="14.8cm" svg:y="8.6cm">
          <text:p text:style-name="P5">null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13cm" svg:height="0.962cm" svg:x="12.013cm" svg:y="10.1cm">
          <draw:text-box>
            <text:p>saldo</text:p>
          </draw:text-box>
        </draw:frame>
        <draw:custom-shape draw:style-name="gr4" draw:text-style-name="P6" draw:layer="layout" svg:width="2.6cm" svg:height="1.1cm" svg:x="14.813cm" svg:y="10cm">
          <text:p text:style-name="P5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2.026cm" svg:y="7.3cm">
          <draw:text-box>
            <text:p>numero</text:p>
          </draw:text-box>
        </draw:frame>
        <draw:custom-shape draw:style-name="gr4" draw:text-style-name="P6" draw:layer="layout" svg:width="2.6cm" svg:height="1.1cm" svg:x="14.826cm" svg:y="7.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2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823cm" svg:height="0.962cm" svg:x="12.1cm" svg:y="5.9cm">
          <draw:text-box>
            <text:p><text:span text:style-name="T1">@13</text:span></text:p>
          </draw:text-box>
        </draw:frame>
        <draw:custom-shape draw:style-name="gr10" draw:text-style-name="P6" draw:layer="layout" svg:width="9.749cm" svg:height="3.2cm" svg:x="17.051cm" svg:y="0.3cm">
          <text:p text:style-name="P5">Além da pilha de execução, existe uma outra região de memória destinada ao programa denominada <text:span text:style-name="T1">Heap</text:span>.</text:p>
          <draw:enhanced-geometry svg:viewBox="0 0 21600 21600" draw:mirror-horizontal="false" draw:type="line-callout-1" draw:modifiers="-4253.53846153846 22517.7132146204 -553.846153846154 3738.331771321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3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2:06.941777471</meta:creation-date>
    <dc:date>2024-03-28T22:17:13.063444968</dc:date>
    <meta:editing-duration>PT26M16S</meta:editing-duration>
    <meta:editing-cycles>12</meta:editing-cycles>
    <meta:generator>LibreOffice/6.0.7.3$Linux_X86_64 LibreOffice_project/00m0$Build-3</meta:generator>
    <meta:document-statistic meta:object-count="15"/>
  </office:meta>
</office:document-meta>
</file>